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2.014cm" style:use-optimal-column-width="false"/>
    </style:style>
    <style:style style:name="co2" style:family="table-column">
      <style:table-column-properties style:column-width="2.015cm" style:use-optimal-column-width="false"/>
    </style:style>
    <style:style style:name="ro1" style:family="table-row">
      <style:table-row-properties style:row-height="1.999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28pt" style:font-size-asian="28pt" style:font-size-complex="28pt"/>
    </style:style>
    <style:style style:name="P1" style:family="paragraph">
      <style:paragraph-properties fo:text-align="center"/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1.998cm" svg:x="3.552cm" svg:y="13.9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B</text:p>
              </table:table-cell>
              <table:table-cell>
                <text:p text:style-name="P1">o </text:p>
              </table:table-cell>
              <table:table-cell>
                <text:p text:style-name="P1">n</text:p>
              </table:table-cell>
              <table:table-cell>
                <text:p text:style-name="P1">j</text:p>
              </table:table-cell>
              <table:table-cell>
                <text:p text:style-name="P1">o</text:p>
              </table:table-cell>
              <table:table-cell>
                <text:p text:style-name="P1">u</text:p>
              </table:table-cell>
              <table:table-cell>
                <text:p text:style-name="P1">r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10T12:22:27.338044790</meta:creation-date>
    <dc:date>2021-09-10T12:26:27.927087165</dc:date>
    <meta:editing-duration>PT4M</meta:editing-duration>
    <meta:editing-cycles>1</meta:editing-cycles>
    <meta:document-statistic meta:object-count="1"/>
    <meta:generator>LibreOffice/6.0.7.3$Linux_X86_64 LibreOffice_project/00m0$Build-3</meta:generator>
  </office:meta>
</office:document-meta>
</file>